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9/02/15</text:p>
      <text:p text:style-name="Standard">Conception délivrable 0</text:p>
      <text:p text:style-name="Standard"/>
      <text:p text:style-name="Standard">05/03/15</text:p>
      <text:p text:style-name="Standard">Conception délivrable 1</text:p>
      <text:p text:style-name="Standard"/>
      <text:p text:style-name="Standard">02/04</text:p>
      <text:p text:style-name="Standard">Conception délivrable 2 et présent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</meta:initial-creator>
    <meta:creation-date>2015-05-07T11:27:55</meta:creation-date>
    <dc:date>2015-05-07T11:30:07</dc:date>
    <dc:creator>Adrian </dc:creator>
    <meta:editing-duration>P0D</meta:editing-duration>
    <meta:editing-cycles>1</meta:editing-cycles>
    <meta:document-statistic meta:table-count="0" meta:image-count="0" meta:object-count="0" meta:page-count="1" meta:paragraph-count="6" meta:word-count="14" meta:character-count="106" meta:non-whitespace-character-count="98"/>
    <meta:generator>LibreOffice/3.5$Linux_x86 LibreOffice_project/350m1$Build-2</meta:generator>
  </office:meta>
</office:document-meta>
</file>